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22.631cm" table:align="margins"/>
    </style:style>
    <style:style style:name="Tabelle1.A" style:family="table-column">
      <style:table-column-properties style:column-width="3.806cm" style:rel-column-width="11024*"/>
    </style:style>
    <style:style style:name="Tabelle1.B" style:family="table-column">
      <style:table-column-properties style:column-width="3.734cm" style:rel-column-width="10813*"/>
    </style:style>
    <style:style style:name="Tabelle1.C" style:family="table-column">
      <style:table-column-properties style:column-width="3.911cm" style:rel-column-width="11323*"/>
    </style:style>
    <style:style style:name="Tabelle1.D" style:family="table-column">
      <style:table-column-properties style:column-width="11.18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L1"/>
    <style:style style:name="P4" style:family="paragraph" style:parent-style-name="Heading_20_3" style:list-style-name="Numbering_20_1"/>
    <style:style style:name="P5" style:family="paragraph" style:parent-style-name="Heading_20_4" style:list-style-name="Numbering_20_1"/>
    <style:style style:name="P6" style:family="paragraph" style:parent-style-name="Standard" style:list-style-name="L2"/>
    <style:style style:name="P7" style:family="paragraph" style:parent-style-name="Text_20_body" style:list-style-name="L3"/>
    <style:style style:name="P8" style:family="paragraph" style:parent-style-name="Heading_20_5" style:list-style-name="Numbering_20_1"/>
    <style:style style:name="fr1"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certificate</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01. Dez 2005</text:p>
          </table:table-cell>
          <table:table-cell table:style-name="Tabelle1.A2" office:value-type="string">
            <text:p text:style-name="Table_20_Contents">1.1.11-2</text:p>
          </table:table-cell>
          <table:table-cell table:style-name="Tabelle1.D2" office:value-type="string">
            <text:p text:style-name="Table_20_Contents">Umstellung auf die Formatvorlage</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ermöglicht dem Administrator folgende Dinge:</text:p>
      <text:list text:style-name="L1">
        <text:list-item>
          <text:p text:style-name="P3">Erstellung der X509v3 Zertifikate</text:p>
        </text:list-item>
        <text:list-item>
          <text:p text:style-name="P3">Verwaltung der X509v3 Zertifikate</text:p>
        </text:list-item>
        <text:list-item>
          <text:p text:style-name="P3">Import von bestehenden X509v3 Zertifikate</text:p>
        </text:list-item>
      </text:list>
      <text:list text:style-name="Numbering_20_1" text:continue-numbering="true">
        <text:list-item>
          <text:list text:continue-numbering="true">
            <text:list-item>
              <text:list text:continue-numbering="true">
                <text:list-item>
                  <text:h text:style-name="P4" text:outline-level="3">Erstellung der X509v3 Zertifikate</text:h>
                </text:list-item>
              </text:list>
            </text:list-item>
          </text:list>
        </text:list-item>
      </text:list>
      <text:p text:style-name="Text_20_body">Werden Zertifikaten erstellt, so sind die Zertifikate selbst signiert. Beim Erstellen des Zertifikats, muss der Dienst angegeben werden, für den das Zertifikat erstellt wird. Zertifikate müssen mindestens 1 Tag gültig sein und können bis zum ende der UNIX Zeit gültig sein.</text:p>
      <text:list text:style-name="Numbering_20_1" text:continue-numbering="true">
        <text:list-item>
          <text:list text:continue-numbering="true">
            <text:list-item>
              <text:list text:continue-numbering="true">
                <text:list-item>
                  <text:h text:style-name="P4" text:outline-level="3">Verwaltung der X509v3 Zertifikate</text:h>
                </text:list-item>
              </text:list>
            </text:list-item>
          </text:list>
        </text:list-item>
      </text:list>
      <text:p text:style-name="Text_20_body">Es können hier alle im System verwendeten Zertifikate aufgelistet werden. Zudem ist es möglich vorhandene Zertifikate zu löschen. Wird ein Zertifikat für einen speziellen Dienst gelöscht, so verwendet der Dienst das default Zertifikat. Das default Zertifikat ist vom Löschen ausgeschlossen. Da die Zertifikate alle selbst, oder von einer anderen CA signiert worden sind, ist es nicht möglich die Zertifikatoptionen zu ändern, stattdessen muss ein neues Zertifikat erstellt werden.</text:p>
      <text:list text:style-name="Numbering_20_1" text:continue-numbering="true">
        <text:list-item>
          <text:list text:continue-numbering="true">
            <text:list-item>
              <text:list text:continue-numbering="true">
                <text:list-item>
                  <text:h text:style-name="P4" text:outline-level="3">Import von bestehenden X509v3 Zertifikaten</text:h>
                </text:list-item>
              </text:list>
            </text:list-item>
          </text:list>
        </text:list-item>
      </text:list>
      <text:p text:style-name="Text_20_body">Möchte man ein bereits bestehendes Zertifikat verwenden, so kann man es hier hochladen. Hauptsächlich wird das zur Anwendung kommen, wenn man in der Firma eine CA Infrastruktur aufgebaut hat, oder von einer offiziellen CA signierte Zertifikate verwendet.</text:p>
      <text:p text:style-name="Text_20_body">[Dateiaufbau! Zertifikat und Schlüssel müssen in einer Datei stehen]</text:p>
      <text:list text:style-name="Numbering_20_1" text:continue-numbering="true">
        <text:list-item>
          <text:list text:continue-numbering="true">
            <text:list-item>
              <text:h text:style-name="P2" text:outline-level="2">Beschreibung der Eingabewerte und die gewünschte Reaktion</text:h>
              <text:list>
                <text:list-item>
                  <text:h text:style-name="P4" text:outline-level="3">Erstellung der Zertifikate</text:h>
                  <text:list>
                    <text:list-item>
                      <text:h text:style-name="P5" text:outline-level="4">für alle Erfolgsfälle</text:h>
                    </text:list-item>
                  </text:list>
                </text:list-item>
              </text:list>
            </text:list-item>
          </text:list>
        </text:list-item>
      </text:list>
      <text:list text:style-name="L2">
        <text:list-item>
          <text:p text:style-name="P6">Service:<text:line-break/>Nur lokale Dienste, die auch auf dem Produkt installiert sind.</text:p>
        </text:list-item>
        <text:list-item>
          <text:p text:style-name="P6">Keysize:<text:line-break/>1024 und 2048 Bit</text:p>
        </text:list-item>
        <text:list-item>
          <text:p text:style-name="P6">Valid for days:<text:line-break/>Ganze Zahlen von 1 bis N. N ist ergibt sich aus folgender Berechnung: Aktuelle Unix Uhrzeit in Sekunden plus N in Sekunden kleiner als MAX_INT (2^31). <draw:frame draw:style-name="fr1" draw:name="Objekt1" text:anchor-type="as-char" svg:width="2.886cm" svg:height="1.138cm" draw:z-index="0"><draw:object xlink:href="./Object 1" xlink:type="simple" xlink:show="embed" xlink:actuate="onLoad"/><draw:image xlink:href="./ObjectReplacements/Object 1" xlink:type="simple" xlink:show="embed" xlink:actuate="onLoad"/></draw:frame>.</text:p>
        </text:list-item>
        <text:list-item>
          <text:p text:style-name="P6">Common Name: <text:line-break/>Buchstaben und Ziffern und Punkt</text:p>
        </text:list-item>
        <text:list-item>
          <text:p text:style-name="P6">Organization Name: <text:line-break/>Buchstaben und Ziffern und Leerzeichen und Bindestrich und Punkt</text:p>
        </text:list-item>
        <text:list-item>
          <text:p text:style-name="P6">Organization Unit: <text:line-break/>Buchstaben und Ziffern und Leerzeichen und Bindestrich und Punkt</text:p>
        </text:list-item>
        <text:list-item>
          <text:p text:style-name="P6">Locality: <text:line-break/>Jedes Zeichen</text:p>
        </text:list-item>
        <text:list-item>
          <text:p text:style-name="P6">State: <text:line-break/>Jedes Zeichen</text:p>
        </text:list-item>
        <text:list-item>
          <text:p text:style-name="P6">Country: <text:line-break/>Zwei Buchstaben</text:p>
        </text:list-item>
        <text:list-item>
          <text:p text:style-name="P6">E-Mail: <text:line-break/>E-Mail Adressen, (optional)</text:p>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für alle Fehlerfälle</text:h>
                    </text:list-item>
                  </text:list>
                </text:list-item>
              </text:list>
            </text:list-item>
          </text:list>
        </text:list-item>
      </text:list>
      <text:p text:style-name="Text_20_body">Alle nicht Einhaltungen der Wertebereiche der Eingabefelder führen zu einer entsprechenden Fehlermeldung. Dabei muss das Feld genannt werden, bei dem die Fehleingabe gemacht worden ist. Das Eingabeformular soll unter den Fehlermeldungen mit allen Werten ausgegeben werden.</text:p>
      <text:list text:style-name="Numbering_20_1" text:continue-numbering="true">
        <text:list-item>
          <text:list text:continue-numbering="true">
            <text:list-item>
              <text:list text:continue-numbering="true">
                <text:list-item>
                  <text:h text:style-name="P4" text:outline-level="3">Verwaltung der Zertifikate</text:h>
                  <text:list>
                    <text:list-item>
                      <text:h text:style-name="P5" text:outline-level="4">für alle Erfolgsfälle</text:h>
                    </text:list-item>
                  </text:list>
                </text:list-item>
              </text:list>
            </text:list-item>
          </text:list>
        </text:list-item>
      </text:list>
      <text:p text:style-name="Text_20_body">Es kann hier jeweils nur eine Checkbox für jedes installierte Zertifikat ausgewählt werden. Die Checkbox für das default Zertifikat ist nicht auswählbar, da man dieses Zertifikat nicht entfernen kann. Beim Klick auf den Button „Delete“ werden die ausgewählten Zertifikate gelöscht.</text:p>
      <text:list text:style-name="Numbering_20_1" text:continue-numbering="true">
        <text:list-item>
          <text:list text:continue-numbering="true">
            <text:list-item>
              <text:list text:continue-numbering="true">
                <text:list-item>
                  <text:list text:continue-numbering="true">
                    <text:list-item>
                      <text:h text:style-name="P5" text:outline-level="4">für alle Fehlerfälle</text:h>
                    </text:list-item>
                  </text:list>
                </text:list-item>
              </text:list>
            </text:list-item>
          </text:list>
        </text:list-item>
      </text:list>
      <text:p text:style-name="Text_20_body">Fehler sollten in diesem Zusammenhang nicht auftreten.</text:p>
      <text:list text:style-name="Numbering_20_1" text:continue-numbering="true">
        <text:list-item>
          <text:list text:continue-numbering="true">
            <text:list-item>
              <text:list text:continue-numbering="true">
                <text:list-item>
                  <text:h text:style-name="P4" text:outline-level="3">Import von Zertifikaten</text:h>
                  <text:list>
                    <text:list-item>
                      <text:h text:style-name="P5" text:outline-level="4">für alle Erfolgsfälle</text:h>
                    </text:list-item>
                  </text:list>
                </text:list-item>
              </text:list>
            </text:list-item>
          </text:list>
        </text:list-item>
      </text:list>
      <text:p text:style-name="Text_20_body">Hier gibt es zwei Eingabefelder. In dem Ersten kann man eine Datei auswählen. Diese soll ein signiertes Zertifikat sein. Das zweite Eingabefeld ist ein Auswahlbox, in dem man, je nach installierten bitkit Produkten die X509v3 für systemdieste austauschen kann. Wird hier „all“ verwendet, wird das default Zertifikat ausgetauscht, so das dieses für alle Dienste, die kein eigenes Zertifikat haben, verwendet wird. Folgende auswahlmöglichkeiten sollen under den Produktinstallationen auswählbar sein:</text:p>
      <text:list text:style-name="L3">
        <text:list-item>
          <text:p text:style-name="P7">bitkit GATE<text:line-break/>webmin, all, gate</text:p>
        </text:list-item>
        <text:list-item>
          <text:p text:style-name="P7">bitkit MAIL<text:line-break/>webmin, all, exim, cyrus, usermin</text:p>
        </text:list-item>
        <text:list-item>
          <text:p text:style-name="P7">bitkit FAX<text:line-break/>webmin, all, usermin</text:p>
        </text:list-item>
      </text:list>
      <text:list text:style-name="Numbering_20_1" text:continue-numbering="true">
        <text:list-item>
          <text:list text:continue-numbering="true">
            <text:list-item>
              <text:list text:continue-numbering="true">
                <text:list-item>
                  <text:list text:continue-numbering="true">
                    <text:list-item>
                      <text:h text:style-name="P5" text:outline-level="4">Für alle Fehlerfälle</text:h>
                      <text:list>
                        <text:list-item>
                          <text:h text:style-name="P8" text:outline-level="5">Zertifikatgröße</text:h>
                        </text:list-item>
                      </text:list>
                    </text:list-item>
                  </text:list>
                </text:list-item>
              </text:list>
            </text:list-item>
          </text:list>
        </text:list-item>
      </text:list>
      <text:p text:style-name="Text_20_body">Die maximale Größe eines Zertifikates liegt bei 10000 Byte. Ist die Datei größer, so wird eine entsprechende Fehlermeldung angezeigt.</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 text:outline-level="5">Dateityp</text:h>
                        </text:list-item>
                      </text:list>
                    </text:list-item>
                  </text:list>
                </text:list-item>
              </text:list>
            </text:list-item>
          </text:list>
        </text:list-item>
      </text:list>
      <text:p text:style-name="Text_20_body">Die hochgeladene Datei muss selbst ein Zertifikat sein, wenn nicht wird eine entsprechende Fehlermeldung angezeigt.</text:p>
      <text:list text:style-name="Numbering_20_1" text:continue-numbering="true">
        <text:list-item>
          <text:list text:continue-numbering="true">
            <text:list-item>
              <text:h text:style-name="P2" text:outline-level="2">Voraussetzung für die korrekte Anwendung</text:h>
              <text:list>
                <text:list-item>
                  <text:h text:style-name="P4" text:outline-level="3">bitkit Lizenz</text:h>
                </text:list-item>
              </text:list>
            </text:list-item>
          </text:list>
        </text:list-item>
      </text:list>
      <text:p text:style-name="Text_20_body">Es muss zumindest eine bitkit Lizent eingespielt werden, für welches Bitkit Produkt ist jedoch egal. Ohne installierte Lizent, ist das verwenden des Moduls nicht möglich; es wird eine entsprechende Fehlermeldung erzeugt.</text:p>
      <text:list text:style-name="Numbering_20_1" text:continue-numbering="true">
        <text:list-item>
          <text:list text:continue-numbering="true">
            <text:list-item>
              <text:list text:continue-numbering="true">
                <text:list-item>
                  <text:h text:style-name="P4" text:outline-level="3">Sonstige</text:h>
                </text:list-item>
              </text:list>
            </text:list-item>
          </text:list>
        </text:list-item>
      </text:list>
      <text:p text:style-name="Text_20_body">keine</text:p>
      <text:list text:style-name="Numbering_20_1" text:continue-numbering="true">
        <text:list-item>
          <text:list text:continue-numbering="true">
            <text:list-item>
              <text:h text:style-name="P2" text:outline-level="2">Logfiles</text:h>
            </text:list-item>
          </text:list>
        </text:list-item>
      </text:list>
      <text:p text:style-name="Text_20_body">Keine. Jedoch kann man im verzeichnis „/etc/ssl/certs/“ die hochgeladenen oder erstellen Zertifikate finden.</text:p>
      <text:list text:style-name="Numbering_20_1" text:continue-numbering="true">
        <text:list-item>
          <text:list text:continue-numbering="true">
            <text:list-item>
              <text:h text:style-name="P2" text:outline-level="2">Zusätzliche Testfälle</text:h>
            </text:list-item>
            <text:list-item>
              <text:h text:style-name="P2" text:outline-level="2">Sonstige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1">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1">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5-12-05T16:07:02</dc:date>
    <dc:language>de-DE</dc:language>
    <meta:editing-cycles>49</meta:editing-cycles>
    <meta:editing-duration>PT7H53M25S</meta:editing-duration>
    <meta:user-defined meta:name="Info 1"/>
    <meta:user-defined meta:name="Info 2"/>
    <meta:user-defined meta:name="Info 3"/>
    <meta:user-defined meta:name="Info 4"/>
    <meta:document-statistic meta:table-count="1" meta:image-count="0" meta:object-count="1" meta:page-count="1" meta:paragraph-count="62" meta:word-count="599" meta:character-count="4265"/>
  </office:meta>
</office:document-meta>
</file>

<file path=Object 1/content.xml><?xml version="1.0" encoding="utf-8"?>
<!DOCTYPE math  PUBLIC '-//OpenOffice.org//DTD Modified W3C MathML 1.01//EN'  'math.dtd'>
<math:math xmlns:math="http://www.w3.org/1998/Math/MathML">
  <math:semantics>
    <math:mrow>
      <math:mi>N</math:mi>
      <math:mo math:stretchy="false"></math:mo>
      <math:mfrac>
        <math:mrow>
          <math:mo math:stretchy="false"></math:mo>
          <math:mrow>
            <math:msup>
              <math:mn>2</math:mn>
              <math:mn>31</math:mn>
            </math:msup>
            <math:mo math:stretchy="false">−</math:mo>
            <math:msub>
              <math:mi>t</math:mi>
              <math:mi math:fontstyle="italic">jetzt</math:mi>
            </math:msub>
          </math:mrow>
          <math:mo math:stretchy="false"></math:mo>
        </math:mrow>
        <math:mrow>
          <math:mo math:stretchy="false"></math:mo>
          <math:mrow>
            <math:mrow>
              <math:mn>24</math:mn>
              <math:mo math:stretchy="false">⋅</math:mo>
              <math:mn>60</math:mn>
            </math:mrow>
            <math:mo math:stretchy="false">⋅</math:mo>
            <math:mn>60</math:mn>
          </math:mrow>
          <math:mo math:stretchy="false"></math:mo>
        </math:mrow>
      </math:mfrac>
    </math:mrow>
    <math:annotation math:encoding="StarMath 5.0">N &lt; ( 2^{31} - t_{jetzt} ) over ( 24 cdot 60 cdot 60 )
</math:annotation>
  </math:semantics>
</math:math>
</file>